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officeooo:paragraph-rsid="0019f484"/>
    </style:style>
    <style:style style:name="P2" style:family="paragraph" style:parent-style-name="_3c_l_3e_">
      <style:text-properties officeooo:rsid="0019f484" officeooo:paragraph-rsid="0019f484"/>
    </style:style>
    <style:style style:name="P3" style:family="paragraph" style:parent-style-name="_3c_l_3e_">
      <style:text-properties officeooo:rsid="0019f484" officeooo:paragraph-rsid="001b015f"/>
    </style:style>
    <style:style style:name="P4" style:family="paragraph" style:parent-style-name="_3c_l_3e_">
      <style:text-properties officeooo:rsid="001b015f" officeooo:paragraph-rsid="001b015f"/>
    </style:style>
    <style:style style:name="P5" style:family="paragraph" style:parent-style-name="_3c_l_3e_">
      <style:text-properties officeooo:rsid="001b4ce7" officeooo:paragraph-rsid="001b4ce7"/>
    </style:style>
    <style:style style:name="P6" style:family="paragraph" style:parent-style-name="_3c_label_3e_">
      <style:text-properties fo:font-style="italic" officeooo:rsid="0019f484" officeooo:paragraph-rsid="0019f484"/>
    </style:style>
    <style:style style:name="T1" style:family="text">
      <style:text-properties officeooo:rsid="0019f484"/>
    </style:style>
    <style:style style:name="T2" style:family="text">
      <style:text-properties fo:font-style="italic" officeooo:rsid="0019f48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f484" style:font-style-asian="normal" style:font-style-complex="normal"/>
    </style:style>
    <style:style style:name="T5" style:family="text">
      <style:text-properties fo:font-style="normal" officeooo:rsid="001b015f" style:font-style-asian="normal" style:font-style-complex="normal"/>
    </style:style>
    <style:style style:name="T6" style:family="text">
      <style:text-properties style:font-name="Arial" fo:font-size="16.1000003814697pt" fo:font-weight="bold" officeooo:rsid="001d4370" style:font-name-asian="Microsoft YaHei" style:font-size-asian="16.1000003814697pt" style:font-weight-asian="bold" style:font-name-complex="Arial1" style:font-size-complex="16.1000003814697pt" style:font-weight-complex="bold"/>
    </style:style>
    <style:style style:name="T7" style:family="text">
      <style:text-properties style:font-name="Arial" fo:font-size="16.1000003814697pt" fo:font-weight="bold" officeooo:rsid="00212980" style:font-name-asian="Microsoft YaHei" style:font-size-asian="16.1000003814697pt" style:font-weight-asian="bold" style:font-name-complex="Arial1" style:font-size-complex="16.1000003814697pt" style:font-weight-complex="bold"/>
    </style:style>
    <style:style style:name="T8" style:family="text">
      <style:text-properties officeooo:rsid="001ebec8"/>
    </style:style>
    <style:style style:name="T9" style:family="text">
      <style:text-properties officeooo:rsid="001f4fde"/>
    </style:style>
    <style:style style:name="T10" style:family="text">
      <style:text-properties officeooo:rsid="002129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_3c_pb_3e_"><text:span text:style-name="T2">[149]</text:span></text:span></text:p>
      <text:h text:style-name="Heading_20_1" text:outline-level="1">Orphée<text:line-break/>Cantate <text:span text:style-name="T6">a</text:span><text:span text:style-name="T7">vec Symphonie</text:span></text:h>
      <text:p text:style-name="P6">Récitatif</text:p>
      <text:p text:style-name="P1"><text:span text:style-name="_3c_pb_3e_"><text:span text:style-name="T4">[150]</text:span></text:span>Ô <text:span text:style-name="T1">Ciel, disoit Orphée, ô disgrace fatale</text:span></text:p>
      <text:p text:style-name="P2">Vous mourez Euridice, hélas.</text:p>
      <text:p text:style-name="P2">Attendez, je descend sur la rive Infernale</text:p>
      <text:p text:style-name="P2">Que ma Lyre en ce jour ne m’abandonne pas.</text:p>
      <text:p text:style-name="P1"><text:span text:style-name="_3c_pb_3e_"><text:span text:style-name="T4">[151]</text:span></text:span><text:span text:style-name="T1">Je vois desja le terrible rivage</text:span></text:p>
      <text:p text:style-name="P2">Où Mercure confond les bergers et les Roys.</text:p>
      <text:p text:style-name="P2">Caron est attendry pour la premiere fois</text:p>
      <text:p text:style-name="P2">Il m’offre dans sa barque un facile passage.</text:p>
      <text:p text:style-name="P2">Et Cerber attentif dans son antre sauvage</text:p>
      <text:p text:style-name="P3">Du Monarque des <text:span text:style-name="_3c_pb_3e_"><text:span text:style-name="T3">[1</text:span></text:span><text:span text:style-name="_3c_pb_3e_"><text:span text:style-name="T5">52</text:span></text:span><text:span text:style-name="_3c_pb_3e_"><text:span text:style-name="T3">]</text:span></text:span>morts trahit les dures Loix.</text:p>
      <text:p text:style-name="P2">Je voy Pluton. Amour viens animer ma voix</text:p>
      <text:p text:style-name="_3c_label_3e_">Air</text:p>
      <text:p text:style-name="P4"><text:span text:style-name="_3c_pb_3e_"><text:span text:style-name="T4">[1</text:span></text:span><text:span text:style-name="_3c_pb_3e_"><text:span text:style-name="T3">53</text:span></text:span><text:span text:style-name="_3c_pb_3e_"><text:span text:style-name="T4">]</text:span></text:span>Dieu redouté qui regnez sur les ombres,</text:p>
      <text:p text:style-name="P4">Terminez mon funeste sort.</text:p>
      <text:p text:style-name="P4"><text:span text:style-name="_3c_pb_3e_"><text:span text:style-name="T4">[1</text:span></text:span><text:span text:style-name="_3c_pb_3e_"><text:span text:style-name="T3">54</text:span></text:span><text:span text:style-name="_3c_pb_3e_"><text:span text:style-name="T4">]</text:span></text:span>Je viens chercher dans vos demeures sombres</text:p>
      <text:p text:style-name="P4">Ou mon Euridice ou la mort.</text:p>
      <text:p text:style-name="_3c_label_3e_">Récitatif</text:p>
      <text:p text:style-name="P4"><text:span text:style-name="_3c_pb_3e_"><text:span text:style-name="T4">[1</text:span></text:span><text:span text:style-name="_3c_pb_3e_"><text:span text:style-name="T3">55</text:span></text:span><text:span text:style-name="_3c_pb_3e_"><text:span text:style-name="T4">]</text:span></text:span>Orphée à ces accords voit l’Enfer enchanté,</text:p>
      <text:p text:style-name="P4">Mégere en l’escoutant suspend sa cruauté,</text:p>
      <text:p text:style-name="P4">Pluton cesse d’estre Inflexible</text:p>
      <text:p text:style-name="P4">« Qu’Eurydice, dit-il, quitte avec toy ces lieux</text:p>
      <text:p text:style-name="P4">Mais attend pour la voi<text:span text:style-name="T8">r</text:span> qu’elle ait revuë <text:span text:style-name="_3c_pb_3e_"><text:span text:style-name="T4">[1</text:span></text:span><text:span text:style-name="_3c_pb_3e_"><text:span text:style-name="T3">56</text:span></text:span><text:span text:style-name="_3c_pb_3e_"><text:span text:style-name="T4">]</text:span></text:span>les Cieux.</text:p>
      <text:p text:style-name="P4">C’est la loix que j’impose à ton cœur trop sensible,</text:p>
      <text:p text:style-name="P4">Un seul de tes regards peut la rendre à la mort.</text:p>
      <text:p text:style-name="P4">Fils d’Apollon, dispose de ton sort. »</text:p>
      <text:p text:style-name="_3c_label_3e_">Air</text:p>
      <text:p text:style-name="P4"><text:span text:style-name="_3c_pb_3e_"><text:span text:style-name="T4">[1</text:span></text:span><text:span text:style-name="_3c_pb_3e_"><text:span text:style-name="T3">57</text:span></text:span><text:span text:style-name="_3c_pb_3e_"><text:span text:style-name="T4">]</text:span></text:span>Peut-on refuser la victoire</text:p>
      <text:p text:style-name="P4">Aux doux effort<text:span text:style-name="T9">s</text:span> du tendre amour ?</text:p>
      <text:p text:style-name="P4">Il porte ses feux et sa gloire</text:p>
      <text:p text:style-name="P4">Jusqu’au fond du sombre séjour.</text:p>
      <text:p text:style-name="P4"/>
      <text:p text:style-name="P4"><text:span text:style-name="_3c_pb_3e_"><text:span text:style-name="T4">[1</text:span></text:span><text:span text:style-name="_3c_pb_3e_"><text:span text:style-name="T3">58</text:span></text:span><text:span text:style-name="_3c_pb_3e_"><text:span text:style-name="T4">]</text:span></text:span>On y respecte encor ces armes,</text:p>
      <text:p text:style-name="P4">Les ombres poussent des soupirs,</text:p>
      <text:p text:style-name="P4">Et le souvenir de leurs charmes</text:p>
      <text:p text:style-name="P4">Fait aux Enfers tous leurs plaisirs.</text:p>
      <text:p text:style-name="_3c_label_3e_">Récitatif</text:p>
      <text:p text:style-name="P5"><text:span text:style-name="_3c_pb_3e_"><text:span text:style-name="T4">[1</text:span></text:span><text:span text:style-name="_3c_pb_3e_"><text:span text:style-name="T3">60</text:span></text:span><text:span text:style-name="_3c_pb_3e_"><text:span text:style-name="T4">]</text:span></text:span>Desja loin des forets du paisible Élisée</text:p>
      <text:p text:style-name="P5">Euridice voloit sur les traces d’Orphée.</text:p>
      <text:p text:style-name="P5">Mais l’imprudent amour est prest à se trahir,</text:p>
      <text:p text:style-name="P5">Orphée impatient veut revoir ce qu’il ayme,</text:p>
      <text:p text:style-name="P5">Tendre Époux, arrestez, vous vous perdrez vous-mesme !</text:p>
      <text:p text:style-name="P5">Plustost obeir à la Loy de Pluton qu’à vostre ardeur extresme !</text:p>
      <text:p text:style-name="P5"/>
      <text:p text:style-name="P5">C’en est <text:span text:style-name="_3c_pb_3e_"><text:span text:style-name="T4">[1</text:span></text:span><text:span text:style-name="_3c_pb_3e_"><text:span text:style-name="T3">61</text:span></text:span><text:span text:style-name="_3c_pb_3e_"><text:span text:style-name="T4">]</text:span></text:span>fait, Euridice échappe à vos desirs,</text:p>
      <text:p text:style-name="P5">La Parque dans vos yeux contre elle prend des armes.</text:p>
      <text:p text:style-name="P5">Dieux ! en la regardant vous effacez les charmes</text:p>
      <text:p text:style-name="P5"><text:soft-page-break/>Et l’Enfer pour jamais est sourd à vous soupirs.</text:p>
      <text:p text:style-name="_3c_label_3e_">Air</text:p>
      <text:p text:style-name="P5">Ah ! Doit-on d’un <text:span text:style-name="_3c_pb_3e_"><text:span text:style-name="T4">[1</text:span></text:span><text:span text:style-name="_3c_pb_3e_"><text:span text:style-name="T3">62</text:span></text:span><text:span text:style-name="_3c_pb_3e_"><text:span text:style-name="T4">]</text:span></text:span>feu trop tendre</text:p>
      <text:p text:style-name="P5">Escouter tousjours l’ardeur ?</text:p>
      <text:p text:style-name="P5">Le plaisir qu’on veut surprendre</text:p>
      <text:p text:style-name="P5">Trompe souvent notre cœur.</text:p>
      <text:p text:style-name="P5"/>
      <text:p text:style-name="P5">Ah ! doit-on d’un feu trop <text:span text:style-name="_3c_pb_3e_"><text:span text:style-name="T4">[1</text:span></text:span><text:span text:style-name="_3c_pb_3e_"><text:span text:style-name="T3">63</text:span></text:span><text:span text:style-name="_3c_pb_3e_"><text:span text:style-name="T4">]</text:span></text:span>tendre</text:p>
      <text:p text:style-name="P5">Escouter tousjours l’ardeur ?</text:p>
      <text:p text:style-name="P5">Lorsqu’on ne sçait pas l’attendre,</text:p>
      <text:p text:style-name="P5">On perd souvent son bonheu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left="1cm" fo:margin-right="1cm" fo:text-indent="0cm" style:auto-text-indent="false"/>
      <style:text-properties fo:font-style="italic"/>
    </style:style>
    <style:style style:name="_3c_l_3e_" style:display-name="&lt;l&gt;" style:family="paragraph" style:parent-style-name="Standard">
      <style:paragraph-properties fo:text-align="end" style:justify-single-word="fals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09T11:15:47.07</meta:creation-date>
    <dc:date>2020-07-13T15:08:19.651744863</dc:date>
    <meta:editing-duration>PT1H58M32S</meta:editing-duration>
    <meta:editing-cycles>9</meta:editing-cycles>
    <meta:generator>LibreOffice/6.3.5.2$Linux_X86_64 LibreOffice_project/30$Build-2</meta:generator>
    <meta:document-statistic meta:table-count="0" meta:image-count="0" meta:object-count="0" meta:page-count="2" meta:paragraph-count="57" meta:word-count="348" meta:character-count="2034" meta:non-whitespace-character-count="1743"/>
  </office:meta>
</office:document-meta>
</file>